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  <style:style style:name="P6" style:family="paragraph">
      <style:paragraph-properties fo:line-height="100.00%" fo:text-align="justify" fo:margin-left="35.40pt" fo:text-indent="0.00pt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 fo:margin-left="36.00pt" fo:text-indent="0.00pt"/>
    </style:style>
    <style:style style:name="P9" style:family="paragraph">
      <style:paragraph-properties fo:line-height="100.00%" fo:text-align="justify"/>
    </style:style>
    <text:list-style style:name="L10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justify" fo:margin-left="-18.00pt" fo:text-indent="18.00pt"/>
    </style:style>
    <style:style style:name="P11" style:family="paragraph">
      <style:paragraph-properties fo:line-height="100.00%" fo:text-align="justify"/>
    </style:style>
    <text:list-style style:name="L1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justify" fo:margin-left="-18.00pt" fo:text-indent="18.00pt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 fo:margin-left="36.00pt" fo:text-indent="0.00pt"/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justify" fo:margin-left="2.75pt" fo:text-indent="-2.75pt">
        <style:tab-stops>
          <style:tab-stop style:position="238.20pt"/>
          <style:tab-stop style:position="3286.90pt" style:type="center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justify"/>
    </style:style>
    <text:list-style style:name="L3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justify" fo:margin-left="-18.00pt" fo:text-indent="18.00pt"/>
    </style:style>
    <style:style style:name="P35" style:family="paragraph">
      <style:paragraph-properties fo:line-height="100.00%" fo:text-align="justify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justify" fo:margin-left="-18.00pt" fo:text-indent="18.00pt"/>
    </style:style>
    <style:style style:name="P37" style:family="paragraph">
      <style:paragraph-properties fo:line-height="100.00%" fo:text-align="justify"/>
    </style:style>
    <text:list-style style:name="L3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justify" fo:margin-left="-18.00pt" fo:text-indent="18.00pt"/>
    </style:style>
    <style:style style:name="TableColumn0100" style:family="table-column">
      <style:table-column-properties style:column-width="3.346528in"/>
    </style:style>
    <style:style style:name="TableColumn0101" style:family="table-column">
      <style:table-column-properties style:column-width="3.346528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Jónás könyve</text:span><text:span text:style-name="T2"/></text:p>
      <text:p text:style-name="P2"><text:span text:style-name="T3"/></text:p>
      <text:p text:style-name="P3"><text:span text:style-name="T4">El</text:span><text:span text:style-name="T5">őzmények</text:span><text:span text:style-name="T6">:<text:s/></text:span><text:span text:style-name="T7">1</text:span><text:span text:style-name="T8">937-38</text:span><text:span text:style-name="T9"><text:s/>között írja,<text:s/></text:span><text:span text:style-name="T10">halálos beteg, gégerákot kapott</text:span><text:span text:style-name="T11">,<text:s/></text:span><text:span text:style-name="T12">betegágyán írja</text:span><text:span text:style-name="T13">. S</text:span><text:span text:style-name="T14">aját kínjai</text:span><text:span text:style-name="T15"><text:s/>valamint</text:span><text:span text:style-name="T16"><text:s/></text:span><text:span text:style-name="T17">emberiség kínjai<text:s/></text:span><text:span text:style-name="T18">(</text:span><text:span text:style-name="T19">politikai helyzet,</text:span><text:span text:style-name="T20"><text:s/></text:span><text:span text:style-name="T21">fasizmus</text:span><text:span text:style-name="T22">, újabb háború lehet</text:span><text:span text:style-name="T23">ősége</text:span><text:span text:style-name="T24">)</text:span><text:span text:style-name="T25"><text:s/></text:span><text:span text:style-name="T26">is vezetik a m</text:span><text:span text:style-name="T27">ű meg</text:span><text:span text:style-name="T28">írásában</text:span><text:span text:style-name="T29">. <text:line-break/>E</text:span><text:span text:style-name="T30">mberi értékek, kultúra<text:s text:c="2"/>védelmének meg</text:span><text:span text:style-name="T31">őrz</text:span><text:span text:style-name="T32">ésének gondolata</text:span><text:span text:style-name="T33">,<text:s/></text:span><text:span text:style-name="T34">mit tehet egy költ</text:span><text:span text:style-name="T35">ő ilyen helyzetben a barb</text:span><text:span text:style-name="T36">ársággal szemben</text:span></text:p>
      <text:p text:style-name="P4"><text:span text:style-name="T37"/></text:p>
      <text:p text:style-name="P4"><text:span text:style-name="T38">M</text:span><text:span text:style-name="T39">űfaj</text:span><text:span text:style-name="T40">:<text:s/></text:span><text:span text:style-name="T41">elbesz</text:span><text:span text:style-name="T42">él</text:span><text:span text:style-name="T43">ő k</text:span><text:span text:style-name="T44">öltemény</text:span><text:span text:style-name="T45">,</text:span><text:span text:style-name="T46"><text:s/>romantikából ismert lírai jegyek, epikus eseménysor (pl. Pet</text:span><text:span text:style-name="T47">őfi, Arany művei)</text:span></text:p>
      <text:p text:style-name="P4"><text:span text:style-name="T48"/></text:p>
      <text:p text:style-name="P4"><text:span text:style-name="T49">Bibliai háttér</text:span></text:p>
      <text:list text:style-name="L5">
        <text:list-item>
          <text:p text:style-name="P5"><text:span text:style-name="T50">Jónás : kispróféta</text:span><text:span text:style-name="T51"/></text:p>
        </text:list-item>
        <text:list-item>
          <text:p text:style-name="P5"><text:span text:style-name="T52">intertextualitás</text:span><text:span text:style-name="T53">,<text:s/></text:span><text:span text:style-name="T54">parafrázis</text:span><text:span text:style-name="T55">, újraírja a saját létállapotában a költ</text:span><text:span text:style-name="T56">ő</text:span><text:span text:style-name="T57"/></text:p>
        </text:list-item>
      </text:list>
      <text:p text:style-name="P6"><text:span text:style-name="T58">próféta:</text:span><text:span text:style-name="T59"><text:s/>isteni akarat :sugallat közvetít</text:span><text:span text:style-name="T60">ője</text:span></text:p>
      <text:list text:style-name="L7">
        <text:list-item>
          <text:p text:style-name="P7"><text:span text:style-name="T61">próféciák : jövendölések</text:span></text:p>
        </text:list-item>
        <text:list-item>
          <text:p text:style-name="P7"><text:span text:style-name="T61">egyedülálló Jónás könyve mert nem próféciát tartalmaz, hanem maga a<text:s text:c="2"/>próféta a téma</text:span></text:p>
        </text:list-item>
      </text:list>
      <text:p text:style-name="P8"><text:span text:style-name="T62"/></text:p>
      <text:p text:style-name="P9"><text:span text:style-name="T63">Jelent</text:span><text:span text:style-name="T64">ős</text:span><text:span text:style-name="T65">ég</text:span><text:span text:style-name="T66"/></text:p>
      <text:list text:style-name="L10">
        <text:list-item>
          <text:p text:style-name="P10"><text:span text:style-name="T67">Isten egyetemes jósága a pogányokra is kiterjed</text:span></text:p>
        </text:list-item>
        <text:list-item>
          <text:p text:style-name="P10"><text:span text:style-name="T67">a prófétaság lényege itt a<text:s/></text:span><text:span text:style-name="T68">kényszer</text:span><text:span text:style-name="T69">űs</text:span><text:span text:style-name="T70">ég</text:span><text:span text:style-name="T71"><text:s/>volt</text:span></text:p>
        </text:list-item>
      </text:list>
      <text:p text:style-name="P11"><text:span text:style-name="T72"/></text:p>
      <text:p text:style-name="P11"><text:span text:style-name="T73">Irodalmi hagyományok</text:span></text:p>
      <text:list text:style-name="L12">
        <text:list-item>
          <text:p text:style-name="P12"><text:span text:style-name="T74">16.sz Batizi András:</text:span><text:span text:style-name="T75"><text:s/></text:span><text:span text:style-name="T76">prédikátor-költ</text:span><text:span text:style-name="T77">ő - Jónás története</text:span></text:p>
        </text:list-item>
        <text:list-item>
          <text:p text:style-name="P12"><text:span text:style-name="T78">századforduló: Ambrus Zoltán: novellista író</text:span><text:span text:style-name="T79"><text:s/></text:span><text:span text:style-name="T80">„</text:span><text:span text:style-name="T81">Ninive pusztul</text:span><text:span text:style-name="T82">ása”</text:span><text:span text:style-name="T83"><text:s/>k</text:span><text:span text:style-name="T84">özvetlen el</text:span><text:span text:style-name="T85">őzm</text:span><text:span text:style-name="T86">énye Babitsénak</text:span></text:p>
        </text:list-item>
        <text:list-item>
          <text:p text:style-name="P12"><text:span text:style-name="T87">Arany János: hasonló<text:s/></text:span><text:span text:style-name="T88">életút, kitér a trténetre, talán hasonló<text:s/></text:span><text:span text:style-name="T89">kétségek gyötörhették<text:s/></text:span><text:span text:style-name="T90">őt<text:s/></text:span><text:span text:style-name="T91">"P</text:span><text:span text:style-name="T92">róféta lomb</text:span><text:span text:style-name="T93">"</text:span><text:span text:style-name="T94"/></text:p>
        </text:list-item>
        <text:list-item>
          <text:p text:style-name="P12"><text:span text:style-name="T94">ezekkel szemben Babits nagyon fontos pontokon</text:span><text:span text:style-name="T95"><text:s/></text:span><text:span text:style-name="T96">átírja a történetet</text:span></text:p>
        </text:list-item>
      </text:list>
      <text:p text:style-name="P13"><text:span text:style-name="T97"/></text:p>
      <text:p text:style-name="P13"><text:span text:style-name="T98">Helye az életm</text:span><text:span text:style-name="T99">űben</text:span></text:p>
      <text:p text:style-name="P14"><text:span text:style-name="T100">Már a<text:s/></text:span><text:span text:style-name="T101">20-as évek</text:span><text:span text:style-name="T102">ben</text:span><text:span text:style-name="T103"><text:s/>: Babits figyelme a próféták felé fordul,de nem foglalkozik vele komolyabban</text:span></text:p>
      <text:p text:style-name="P15"><text:span text:style-name="T104"/></text:p>
      <text:p text:style-name="P15"><text:span text:style-name="T105">újklasszicizmus:</text:span><text:span text:style-name="T106"><text:s/>R</text:span><text:span text:style-name="T107">égi hagyományok<text:s/></text:span><text:span text:style-name="T108">őrz</text:span><text:span text:style-name="T109">ésének fontossága</text:span><text:span text:style-name="T110">,<text:s/></text:span><text:span text:style-name="T111">megkerülhetetlen értékeket tulajdonít hagyományoknak</text:span></text:p>
      <text:p text:style-name="P15"><text:span text:style-name="T112"/></text:p>
      <text:p text:style-name="P15"><text:span text:style-name="T113">új költ</text:span><text:span text:style-name="T114">ői felfog</text:span><text:span text:style-name="T115">ás</text:span><text:span text:style-name="T116"><text:s/></text:span><text:span text:style-name="T117"/></text:p>
      <text:p text:style-name="P16"><text:span text:style-name="T118">Alapvet</text:span><text:span text:style-name="T119">ően<text:s/></text:span><text:span text:style-name="T120">esztétizáló költ</text:span><text:span text:style-name="T121">ő (szépségért alkot).</text:span><text:span text:style-name="T122"/></text:p>
      <text:list text:style-name="L17">
        <text:list-item>
          <text:p text:style-name="P17"><text:span text:style-name="T122">1928-ban olvasta Julien Brenda: írástudók árulása cím</text:span><text:span text:style-name="T123">ű k</text:span><text:span text:style-name="T124">önyvet</text:span><text:span text:style-name="T125">,<text:s/></text:span><text:span text:style-name="T126">elítéli<text:s/></text:span><text:span text:style-name="T127">a</text:span><text:span text:style-name="T128"><text:s/>m</text:span><text:span text:style-name="T129">űv</text:span><text:span text:style-name="T130">ész</text:span><text:span text:style-name="T131">i</text:span><text:span text:style-name="T132"><text:s/>elkötelezettséget,</text:span><text:span text:style-name="T133"><text:s/></text:span><text:span text:style-name="T134">és csak az esztétikum kizárólagosságát hirdette</text:span><text:span text:style-name="T135">. E</text:span><text:span text:style-name="T136">rr</text:span><text:span text:style-name="T137">ől<text:s/></text:span><text:span text:style-name="T138">írt Babits egy tanulmányt</text:span><text:span text:style-name="T139">,<text:s/></text:span><text:span text:style-name="T140">kitérhet-e az erkölcsi szerep el</text:span><text:span text:style-name="T141">ől a szellem embere? H</text:span><text:span text:style-name="T142">a nem akkor mi a küldetés lényege?</text:span><text:span text:style-name="T143"><text:s/>H</text:span><text:span text:style-name="T144">ogy kell a fels</text:span><text:span text:style-name="T145">őbb hatalom<text:s/></text:span><text:span text:style-name="T146">üzenetét közvetíteni?</text:span></text:p>
        </text:list-item>
        <text:list-item>
          <text:p text:style-name="P17"><text:span text:style-name="T147">a Jónás könyve egy<text:s/></text:span><text:span text:style-name="T148">szellemi önéletrajz</text:span><text:span text:style-name="T149">:<text:s/></text:span><text:span text:style-name="T150">→</text:span><text:span text:style-name="T151"><text:s/>hogy küzd meg Babits a feladattal</text:span><text:span text:style-name="T152">. Ö</text:span><text:span text:style-name="T153">nirónia,</text:span><text:span text:style-name="T154"><text:s/></text:span><text:span text:style-name="T155">cinikusság</text:span><text:span text:style-name="T156">,<text:s/></text:span><text:span text:style-name="T157">Jónás alakja</text:span><text:span text:style-name="T158"><text:s/></text:span><text:span text:style-name="T159">szerencsétlen</text:span><text:span text:style-name="T160">,<text:s/></text:span><text:span text:style-name="T161">esetlen</text:span><text:span text:style-name="T162">,<text:s/></text:span><text:span text:style-name="T163">nevetséges</text:span><text:span text:style-name="T164">,<text:s/></text:span><text:span text:style-name="T165">gyáva,</text:span><text:span text:style-name="T166"><text:s/></text:span><text:span text:style-name="T167">tiszteletlen</text:span><text:span text:style-name="T168">,<text:s/></text:span><text:span text:style-name="T169">szégyen éri</text:span><text:span text:style-name="T170">,<text:s/></text:span><text:span text:style-name="T171">lelki gyötrelmek is nem csak testi</text:span><text:span text:style-name="T172"/></text:p>
        </text:list-item>
        <text:list-item>
          <text:p text:style-name="P17"><text:span text:style-name="T173">a Biblia szófukar,Babits részletes naturalisztikus</text:span><text:span text:style-name="T174"><text:s/>(ellentét)</text:span><text:span text:style-name="T175"/></text:p>
        </text:list-item>
      </text:list>
      <text:p text:style-name="P18"><text:span text:style-name="T176"/></text:p>
      <text:p text:style-name="P19"><text:span text:style-name="T176">Eltérések a két m</text:span><text:span text:style-name="T177">űben</text:span></text:p>
      <text:p text:style-name="P19"><text:span text:style-name="T178"/></text:p>
      <text:p text:style-name="P19"><text:span text:style-name="T179"><text:tab/><text:tab/>Biblia<text:tab/><text:tab/><text:tab/><text:tab/><text:tab/><text:tab/><text:tab/>Babits 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21"><text:span text:style-name="T181">- szófukar</text:span><text:span text:style-name="T182"/></text:p>
          </table:table-cell>
          <table:table-cell table:style-name="TableCell010001">
            <text:p text:style-name="P21"><text:span text:style-name="T183">- naturalisztikus, részletez</text:span><text:span text:style-name="T184">ő</text:span><text:span text:style-name="T185"/></text:p>
          </table:table-cell>
        </table:table-row>
        <table:table-row table:style-name="TableRow0101">
          <table:table-cell table:style-name="TableCell010100">
            <text:p text:style-name="P24"><text:span text:style-name="T186">- Prófétának nevezi<text:s/></text:span><text:span text:style-name="T187">→</text:span><text:span text:style-name="T188"><text:s/>különleges adottságok</text:span><text:span text:style-name="T189"/></text:p>
          </table:table-cell>
          <table:table-cell table:style-name="TableCell010101">
            <text:p text:style-name="P24"><text:span text:style-name="T190">- a címben hiányzik a próféta szó<text:s/></text:span><text:span text:style-name="T191">→</text:span><text:span text:style-name="T192"><text:s/>hétköznapivá teszi, esend</text:span><text:span text:style-name="T193">ős</text:span><text:span text:style-name="T194">ég</text:span><text:span text:style-name="T195"/></text:p>
          </table:table-cell>
        </table:table-row>
        <table:table-row table:style-name="TableRow0102">
          <table:table-cell table:style-name="TableCell010200">
            <text:p text:style-name="P26"><text:span text:style-name="T196">- Jónás kéri hogy dobják a tengerbe, elismeri hibáját, vállalja a büntetést</text:span><text:span text:style-name="T197"/></text:p>
          </table:table-cell>
          <table:table-cell table:style-name="TableCell010201">
            <text:p text:style-name="P26"><text:span text:style-name="T198">- életét féltve, meglapul</text:span></text:p>
            <text:p text:style-name="P26"><text:span text:style-name="T198">- botcsinálta h</text:span><text:span text:style-name="T199">ős</text:span><text:span text:style-name="T200"/></text:p>
          </table:table-cell>
        </table:table-row>
        <table:table-row table:style-name="TableRow0103">
          <table:table-cell table:style-name="TableCell010300">
            <text:p text:style-name="P28"><text:span text:style-name="T201">- Ninive megtér, Isten megbocsát, nincs büntetés, Jónás haragot érez<text:s/></text:span><text:span text:style-name="T202">→</text:span><text:span text:style-name="T203"><text:s/>Jónás perlekedés alaptalan</text:span><text:span text:style-name="T204"/></text:p>
          </table:table-cell>
          <table:table-cell table:style-name="TableCell010301">
            <text:p text:style-name="P28"><text:span text:style-name="T205">- Ninive nem tér meg<text:s/></text:span><text:span text:style-name="T206">→</text:span><text:span text:style-name="T207"><text:s/>1-2 szívben van némi hajlandóság, de nincs általános b</text:span><text:span text:style-name="T208">űnbocs</text:span><text:span text:style-name="T209">ánat</text:span></text:p>
            <text:p text:style-name="P29"><text:span text:style-name="T210">-<text:s/></text:span><text:span text:style-name="T211">"E</text:span><text:span text:style-name="T212">gyik másik szívében még Jónás szava</text:span><text:span text:style-name="T213"><text:s/></text:span><text:span text:style-name="T214">kicsírázik</text:span><text:span text:style-name="T215">"</text:span><text:span text:style-name="T216"/></text:p>
            <text:p text:style-name="P30"><text:span text:style-name="T216">- 3-szor kigúnyolják<text:s/></text:span><text:span text:style-name="T217">őt</text:span></text:p>
            <text:p text:style-name="P30"><text:span text:style-name="T218">- Isten megint megbocsát<text:s/></text:span><text:span text:style-name="T219">→</text:span><text:span text:style-name="T220"><text:s/></text:span><text:span text:style-name="T221">„</text:span><text:span text:style-name="T222">És hazudott az Isten”</text:span></text:p>
            <text:p text:style-name="P30"><text:span text:style-name="T223">- Jónás haragszik<text:s/></text:span><text:span text:style-name="T224">→</text:span><text:span text:style-name="T225"><text:s/>jogos a haragja (látszólag)</text:span></text:p>
            <text:p text:style-name="P30"><text:span text:style-name="T226">→</text:span><text:span text:style-name="T227"><text:s/>Babits reményét fejezi ki, hogy az emberek alkotta kincsek talán mégsem fognak elpusztulni</text:span></text:p>
            <text:p text:style-name="P30"><text:span text:style-name="T228">- haszonelv</text:span><text:span text:style-name="T229">űs</text:span><text:span text:style-name="T230">ég miatt a világ megérett a pusztulásra</text:span><text:span text:style-name="T231"/></text:p>
          </table:table-cell>
        </table:table-row>
      </table:table>
      <text:p text:style-name="P32"><text:span text:style-name="T231"/></text:p>
      <text:p text:style-name="P33"><text:span text:style-name="T232">Jónás csak a korlátozott emberi tudat birtokában lát</text:span><text:span text:style-name="T233">,<text:s/></text:span><text:span text:style-name="T234">csak 40 nap távlatából gondolkodik</text:span><text:span text:style-name="T235">,<text:s/></text:span><text:span text:style-name="T236">nem képes az Isteni terv távlatából értelmezni a dolgokat</text:span><text:span text:style-name="T237">.</text:span><text:span text:style-name="T238"/></text:p>
      <text:p text:style-name="P33"><text:span text:style-name="T239">A</text:span><text:span text:style-name="T240">z Isteni szempontok nem lehetnek nyilvánvalóak az ember számára</text:span><text:span text:style-name="T241">,<text:s/></text:span><text:span text:style-name="T242">a küldött feladata a közvetítés, nem feladata a büntetés </text:span></text:p>
      <text:p text:style-name="P33"><text:span text:style-name="T243">„</text:span><text:span text:style-name="T244">A sz</text:span><text:span text:style-name="T245">ó tied, a fegyver az enyém.”</text:span></text:p>
      <text:p text:style-name="P33"><text:span text:style-name="T246">„</text:span><text:span text:style-name="T247">Te csak pr</text:span><text:span text:style-name="T248">édikálj Jónás, én cselekszem.”</text:span></text:p>
      <text:p text:style-name="P33"><text:span text:style-name="T249">„</text:span><text:span text:style-name="T250">Így szólt az Úr és Jónás hallgatott.”</text:span></text:p>
      <text:list text:style-name="L34">
        <text:list-item>
          <text:p text:style-name="P34"><text:span text:style-name="T251">egyetért</text:span></text:p>
        </text:list-item>
        <text:list-item>
          <text:p text:style-name="P34"><text:span text:style-name="T251">nem ért egyet, de elfogadja</text:span></text:p>
        </text:list-item>
        <text:list-item>
          <text:p text:style-name="P34"><text:span text:style-name="T251">egyáltalán nem így gondolja</text:span></text:p>
        </text:list-item>
      </text:list>
      <text:p text:style-name="P35"><text:span text:style-name="T252">N</text:span><text:span text:style-name="T253">em d</text:span><text:span text:style-name="T254">őlt el a vita,<text:s/></text:span><text:span text:style-name="T255">nincs megoldása a kérdésfeltevésnek</text:span><text:span text:style-name="T256">.</text:span><text:span text:style-name="T257"/></text:p>
      <text:p text:style-name="P35"><text:span text:style-name="T257">Szent Ágostontól való gondolat<text:s/></text:span><text:span text:style-name="T258">→</text:span><text:span text:style-name="T259"><text:s/>az emberek feladata csak az értékek/erények meg</text:span><text:span text:style-name="T260">őrz</text:span><text:span text:style-name="T261">ése, és nem megítélése</text:span><text:span text:style-name="T262">.</text:span><text:span text:style-name="T263"/></text:p>
      <text:p text:style-name="P35"><text:span text:style-name="T264">A</text:span><text:span text:style-name="T265">z ítélkezés nem Babits feladata, csak az, hogy harcoljon az embertelenség ellen, akkor is ha nevetséges lesz</text:span></text:p>
      <text:p text:style-name="P35"><text:span text:style-name="T266">N</text:span><text:span text:style-name="T267">em hallgathatunk, nem menekülhetünk</text:span><text:span text:style-name="T268">,</text:span><text:span text:style-name="T269"/></text:p>
      <text:list text:style-name="L36">
        <text:list-item>
          <text:p text:style-name="P36"><text:span text:style-name="T270">„</text:span><text:span text:style-name="T271">V</text:span><text:span text:style-name="T272">étkesek közt cinkos aki néma.”</text:span></text:p>
        </text:list-item>
      </text:list>
      <text:p text:style-name="P37"><text:span text:style-name="T273"/></text:p>
      <text:p text:style-name="P37"><text:span text:style-name="T274">A m</text:span><text:span text:style-name="T275">ű nyelvezete</text:span></text:p>
      <text:list text:style-name="L38">
        <text:list-item>
          <text:p text:style-name="P38"><text:span text:style-name="T276">Biblia hatása érz</text:span><text:span text:style-name="T277">ődik rajta,<text:s/></text:span><text:span text:style-name="T278">jelképes beszéd</text:span></text:p>
        </text:list-item>
        <text:list-item>
          <text:p text:style-name="P38"><text:span text:style-name="T278">archaizáló<text:s/></text:span><text:span text:style-name="T279">–</text:span><text:span text:style-name="T280"><text:s/>r</text:span><text:span text:style-name="T281">égi korokba visszanyúló nyelvhasználat</text:span></text:p>
        </text:list-item>
        <text:list-item>
          <text:p text:style-name="P38"><text:span text:style-name="T282">figura etymologica<text:s/></text:span><text:span text:style-name="T283">–</text:span><text:span text:style-name="T284"><text:s/>t</text:span><text:span text:style-name="T285">őism</text:span><text:span text:style-name="T286">étlés</text:span></text:p>
        </text:list-item>
        <text:list-item>
          <text:p text:style-name="P38"><text:span text:style-name="T287">alliteráció</text:span></text:p>
        </text:list-item>
        <text:list-item>
          <text:p text:style-name="P38"><text:span text:style-name="T287">profán<text:s/></text:span><text:span text:style-name="T288">↔</text:span><text:span text:style-name="T289"><text:s/>pátosszal teli, patetikus hangnem<text:s/></text:span><text:span text:style-name="T290">→</text:span><text:span text:style-name="T291"><text:s/>széttartó beszédmód</text:span></text:p>
        </text:list-item>
        <text:list-item>
          <text:p text:style-name="P38"><text:span text:style-name="T292">ön</text:span><text:span text:style-name="T293">irón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